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6BE0000281BB4EC0C85.svm"/>
  <manifest:file-entry manifest:media-type="" manifest:full-path="Pictures/2000000700001B6400001D76A24CE5EA.svm"/>
  <manifest:file-entry manifest:media-type="" manifest:full-path="Pictures/2000000700002B6A000005B072AB41FA.svm"/>
  <manifest:file-entry manifest:media-type="" manifest:full-path="Pictures/2000000700002D950000160554663385.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31190000175D164BF4C9.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 manifest:full-path="Pictures/200000070000200B000013F3243881E1.svm"/>
  <manifest:file-entry manifest:media-type="" manifest:full-path="Pictures/2000000700003D4B0000136F194298AE.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2B600000E2A527CCE51.svm"/>
  <manifest:file-entry manifest:media-type="" manifest:full-path="Pictures/2000000700001C6D00001428C6613353.svm"/>
  <manifest:file-entry manifest:media-type="" manifest:full-path="Pictures/20000007000013D90000156650C5C18E.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fo:keep-with-next="always"/>
    </style:style>
    <style:style style:name="Tabelle4.A" style:family="table-column">
      <style:table-column-properties style:column-width="3.122cm" style:rel-column-width="12026*"/>
    </style:style>
    <style:style style:name="Tabelle4.B" style:family="table-column">
      <style:table-column-properties style:column-width="2.725cm" style:rel-column-width="10497*"/>
    </style:style>
    <style:style style:name="Tabelle4.C" style:family="table-column">
      <style:table-column-properties style:column-width="1.93cm" style:rel-column-width="7433*"/>
    </style:style>
    <style:style style:name="Tabelle4.D" style:family="table-column">
      <style:table-column-properties style:column-width="9.236cm" style:rel-column-width="35579*"/>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B2" style:family="table-cell">
      <style:table-cell-properties fo:background-color="#ffff99" fo:padding="0.097cm" fo:border-left="0.002cm solid #000000" fo:border-right="none" fo:border-top="none" fo:border-bottom="0.002cm solid #000000">
        <style:background-image/>
      </style:table-cell-properties>
    </style:style>
    <style:style style:name="Tabelle4.D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elle4.B4" style:family="table-cell">
      <style:table-cell-properties fo:background-color="#cfe7f5" fo:padding="0.097cm" fo:border-left="0.002cm solid #000000" fo:border-right="none" fo:border-top="none" fo:border-bottom="0.002cm solid #000000">
        <style:background-image/>
      </style:table-cell-properties>
    </style:style>
    <style:style style:name="Tabelle4.D4" style:family="table-cell">
      <style:table-cell-properties fo:background-color="#cfe7f5" fo:padding="0.097cm" fo:border-left="0.002cm solid #000000" fo:border-right="0.002cm solid #000000" fo:border-top="none" fo:border-bottom="0.002cm solid #000000">
        <style:background-image/>
      </style:table-cell-properties>
    </style:style>
    <style:style style:name="Tabelle4.B6" style:family="table-cell">
      <style:table-cell-properties fo:padding="0.097cm" fo:border-left="0.002cm solid #000000" fo:border-right="0.002cm solid #000000" fo:border-top="none" fo:border-bottom="0.002cm solid #000000"/>
    </style:style>
    <style:style style:name="Tabelle4.A7" style:family="table-cell">
      <style:table-cell-properties fo:padding="0.097cm" fo:border-left="0.002cm solid #000000" fo:border-right="none" fo:border-top="none" fo:border-bottom="0.002cm solid #000000"/>
    </style:style>
    <style:style style:name="Tabelle4.D2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C27" style:family="table-cell">
      <style:table-cell-properties fo:background-color="transparent" fo:padding="0.097cm" fo:border-left="0.002cm solid #000000" fo:border-right="none" fo:border-top="none" fo:border-bottom="0.002cm solid #000000">
        <style:background-image/>
      </style:table-cell-properties>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Table_20_Contents">
      <style:text-properties fo:language="en" fo:country="US" fo:font-style="normal" style:font-style-asian="normal" style:font-style-complex="normal"/>
    </style:style>
    <style:style style:name="P7" style:family="paragraph" style:parent-style-name="Table_20_Contents">
      <style:text-properties fo:language="en" fo:country="US" fo:font-style="normal" fo:font-weight="bold" style:font-style-asian="normal" style:font-weight-asian="bold" style:font-style-complex="normal" style:font-weight-complex="bold"/>
    </style:style>
    <style:style style:name="P8" style:family="paragraph" style:parent-style-name="Table_20_Contents">
      <style:text-properties fo:language="en" fo:country="US" fo:background-color="#ffff99"/>
    </style:style>
    <style:style style:name="P9" style:family="paragraph" style:parent-style-name="Table_20_Contents">
      <style:paragraph-properties fo:background-color="#ffff99">
        <style:background-image/>
      </style:paragraph-properties>
      <style:text-properties fo:language="en" fo:country="US"/>
    </style:style>
    <style:style style:name="P10" style:family="paragraph" style:parent-style-name="Code">
      <style:text-properties fo:language="en" fo:country="US"/>
    </style:style>
    <style:style style:name="P11" style:family="paragraph" style:parent-style-name="Code">
      <style:text-properties style:use-window-font-color="true"/>
    </style:style>
    <style:style style:name="P12" style:family="paragraph" style:parent-style-name="Code">
      <style:text-properties style:use-window-font-color="true" fo:language="en" fo:country="US"/>
    </style:style>
    <style:style style:name="P13" style:family="paragraph" style:parent-style-name="Code">
      <style:text-properties style:use-window-font-color="true" fo:font-size="8pt" style:font-size-asian="8pt" style:font-size-complex="8pt"/>
    </style:style>
    <style:style style:name="P14" style:family="paragraph" style:parent-style-name="Code">
      <style:text-properties style:use-window-font-color="true" style:font-name="Consolas" fo:font-size="8pt" style:font-name-asian="Consolas" style:font-size-asian="8pt" style:font-name-complex="Consolas" style:font-size-complex="8pt"/>
    </style:style>
    <style:style style:name="P15" style:family="paragraph" style:parent-style-name="Text_20_body">
      <style:text-properties fo:language="en" fo:country="US"/>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able_20_Contents">
      <style:paragraph-properties fo:background-color="transparent">
        <style:background-image/>
      </style:paragraph-properties>
      <style:text-properties fo:language="en" fo:country="US" fo:font-style="normal" fo:font-weight="bold" style:font-style-asian="normal" style:font-weight-asian="bold" style:font-style-complex="normal" style:font-weight-complex="bold"/>
    </style:style>
    <style:style style:name="P20" style:family="paragraph" style:parent-style-name="Table_20_Contents">
      <style:paragraph-properties fo:background-color="#cfe7f5">
        <style:background-image/>
      </style:paragraph-properties>
      <style:text-properties fo:language="en" fo:country="US" fo:font-style="normal" style:font-style-asian="normal" style:font-style-complex="normal"/>
    </style:style>
    <style:style style:name="P21" style:family="paragraph" style:parent-style-name="Bibliography_20_1">
      <style:paragraph-properties>
        <style:tab-stops/>
      </style:paragraph-properties>
    </style:style>
    <style:style style:name="P22" style:family="paragraph" style:parent-style-name="Heading_20_2">
      <style:text-properties fo:language="en" fo:country="US"/>
    </style:style>
    <style:style style:name="P23" style:family="paragraph" style:parent-style-name="Heading_20_1">
      <style:text-properties fo:language="en" fo:country="US"/>
    </style:style>
    <style:style style:name="P24" style:family="paragraph" style:parent-style-name="Text_20_body" style:list-style-name="L1">
      <style:text-properties fo:language="en" fo:country="US"/>
    </style:style>
    <style:style style:name="P25" style:family="paragraph" style:parent-style-name="Text_20_body" style:list-style-name="L2">
      <style:text-properties fo:language="en" fo:country="US"/>
    </style:style>
    <style:style style:name="P26" style:family="paragraph" style:parent-style-name="Text_20_body" style:list-style-name="L3">
      <style:text-properties fo:language="en" fo:country="US"/>
    </style:style>
    <style:style style:name="P27" style:family="paragraph" style:parent-style-name="Text_20_body" style:list-style-name="L4">
      <style:text-properties fo:language="en" fo:country="US"/>
    </style:style>
    <style:style style:name="P28" style:family="paragraph" style:parent-style-name="Text_20_body" style:list-style-name="L5">
      <style:text-properties fo:language="en" fo:country="US"/>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23" text:outline-level="1">Overwiew</text:h>
      <text:p text:style-name="P15">The project workflow with BYPS has typically the following tasks:</text:p>
      <text:list xml:id="list3113214084048671596" text:style-name="L1">
        <text:list-item>
          <text:p text:style-name="P24">Define interfaces and data structures</text:p>
        </text:list-item>
        <text:list-item>
          <text:p text:style-name="P24">Generate the serialization layer</text:p>
        </text:list-item>
        <text:list-item>
          <text:p text:style-name="P24">Compile the generated code and the target projects</text:p>
        </text:list-item>
      </text:list>
      <text:h text:style-name="P22" text:outline-level="2">Define the API</text:h>
      <text:p text:style-name="P15">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5"/>
      <text:p text:style-name="P15">Example of a server-side interface:</text:p>
      <text:p text:style-name="P10">package my.example.byps;</text:p>
      <text:p text:style-name="P10"/>
      <text:p text:style-name="P10">import byps.RemoteException;</text:p>
      <text:p text:style-name="P10">import byps.BRemote;</text:p>
      <text:p text:style-name="P10"/>
      <text:p text:style-name="P10">public interface TaskService extends BRemote {</text:p>
      <text:p text:style-name="P10"><text:s text:c="2"/></text:p>
      <text:p text:style-name="P11"><text:tab/><text:span text:style-name="T1">void</text:span> addTask(Token token, TaskInfo task) <text:span text:style-name="T1">throws</text:span> RemoteException;</text:p>
      <text:p text:style-name="P11"><text:tab/></text:p>
      <text:p text:style-name="P11"><text:tab/><text:span text:style-name="T1">void</text:span> removeTask(Token token, <text:span text:style-name="T1">long</text:span> taskId) <text:span text:style-name="T1">throws</text:span> RemoteException;</text:p>
      <text:p text:style-name="P11"><text:tab/></text:p>
      <text:p text:style-name="P11"><text:tab/>List&lt;TaskInfo&gt; getTasks(Token token) <text:span text:style-name="T1">throws</text:span> RemoteException;</text:p>
      <text:p text:style-name="P12"/>
      <text:p text:style-name="P10">}</text:p>
      <text:p text:style-name="P15"/>
      <text:p text:style-name="P15">Example of a class (DTO):</text:p>
      <text:p text:style-name="P10">package my.example.byps;</text:p>
      <text:p text:style-name="P10"/>
      <text:p text:style-name="P10">import java.io.Serializable;</text:p>
      <text:p text:style-name="P10"/>
      <text:p text:style-name="P10">public class TaskInfo implements Serializable {</text:p>
      <text:p text:style-name="P10"/>
      <text:p text:style-name="P10"><text:s text:c="2"/>private final static long serialVersionUID = 123456789L;</text:p>
      <text:p text:style-name="P10"><text:soft-page-break/></text:p>
      <text:p text:style-name="P10"><text:s text:c="2"/>protected int id;</text:p>
      <text:p text:style-name="P10"/>
      <text:p text:style-name="P10"><text:s text:c="2"/>protected String title;</text:p>
      <text:p text:style-name="P10"/>
      <text:p text:style-name="P10"><text:s text:c="2"/>protected List&lt;InputStream&gt; attachments;</text:p>
      <text:p text:style-name="P10"/>
      <text:p text:style-name="P10"><text:s text:c="2"/>public int getId() { … }</text:p>
      <text:p text:style-name="P10"><text:s text:c="2"/>public void setId(int id) { … }</text:p>
      <text:p text:style-name="P10"><text:s text:c="2"/>…</text:p>
      <text:p text:style-name="P10">}</text:p>
      <text:p text:style-name="P15"/>
      <text:p text:style-name="P15">Client-side interfaces (called from the server or from other clients) have to be tagged by @BClientRemote. This advices the BYPS generator to create skeleton classes for each target platform and not only for Java.</text:p>
      <text:p text:style-name="P10">package my.example.byps;</text:p>
      <text:p text:style-name="P10"/>
      <text:p text:style-name="P10">import byps.RemoteException;</text:p>
      <text:p text:style-name="P10">import byps.BRemote;</text:p>
      <text:p text:style-name="P10"/>
      <text:p text:style-name="P10">/**</text:p>
      <text:p text:style-name="P10"><text:s/>* @BClientRemote</text:p>
      <text:p text:style-name="P10"><text:s/>*/</text:p>
      <text:p text:style-name="P10">public interface TaskCallback extends Bremote {</text:p>
      <text:p text:style-name="P10"><text:s text:c="2"/></text:p>
      <text:p text:style-name="P10"><text:s text:c="2"/>void updateTask(Task task) throws RemoteException;</text:p>
      <text:p text:style-name="P10"/>
      <text:p text:style-name="P10">}</text:p>
      <text:p text:style-name="P15"/>
      <text:p text:style-name="P15">An API is described by the mandatory class BApi, that defines a name and a version:</text:p>
      <text:p text:style-name="P10">package my.example.byps;</text:p>
      <text:p text:style-name="P10"/>
      <text:p text:style-name="P10">public class BApi {</text:p>
      <text:p text:style-name="P10"><text:tab/>public final static String VERSION = "1.0";</text:p>
      <text:p text:style-name="P10"><text:tab/>public final static String NAME = "TaskApplication";</text:p>
      <text:p text:style-name="P10">}</text:p>
      <text:p text:style-name="P15"/>
      <text:p text:style-name="P15">Usually, APIs evolve over the time. If a new member is added to a class, the API version has to be incremented and the new member has to be tagged by a @since &lt;version&gt;:</text:p>
      <text:p text:style-name="P10">…</text:p>
      <text:p text:style-name="P10"/>
      <text:p text:style-name="P10">public class Task implements Serializable {</text:p>
      <text:p text:style-name="P10"/>
      <text:p text:style-name="P10"><text:s text:c="2"/>private final static long serialVersionUID = 123456789L;</text:p>
      <text:p text:style-name="P10"/>
      <text:p text:style-name="P10"><text:s text:c="2"/>protected int id;</text:p>
      <text:p text:style-name="P10"/>
      <text:p text:style-name="P10"><text:s text:c="2"/>protected String title;</text:p>
      <text:p text:style-name="P10"/>
      <text:p text:style-name="P10"><text:s text:c="2"/>protected List&lt;InputStream&gt; attachments;</text:p>
      <text:p text:style-name="P10"/>
      <text:p text:style-name="P10"><text:s text:c="2"/>/**</text:p>
      <text:p text:style-name="P10"><text:s text:c="3"/>* @since 1.1</text:p>
      <text:p text:style-name="P10"><text:s text:c="3"/>*/</text:p>
      <text:p text:style-name="P10"><text:s text:c="2"/>protected int priority;</text:p>
      <text:p text:style-name="P10"/>
      <text:p text:style-name="P10"><text:s text:c="2"/>…</text:p>
      <text:p text:style-name="P10">}</text:p>
      <text:p text:style-name="P15"/>
      <text:p text:style-name="P15">Interface methods cannot be modified in newer API versions since this would break compatibility. Thus, it is a good idea to always have a class type parameter in methods (here FindTaskOptions), which could be extended if necessary.</text:p>
      <text:p text:style-name="P10">…</text:p>
      <text:p text:style-name="P10"/>
      <text:p text:style-name="P10">public interface TaskService extends BRemote {</text:p>
      <text:p text:style-name="P10"><text:s text:c="2"/></text:p>
      <text:p text:style-name="P10"><text:s text:c="2"/>List&lt;Task&gt; findTasks(String filter, FindTaskOptions opts) throws RemoteException;</text:p>
      <text:p text:style-name="P10"><text:s text:c="2"/></text:p>
      <text:p text:style-name="P10"><text:soft-page-break/><text:s text:c="2"/>…</text:p>
      <text:p text:style-name="P10"/>
      <text:p text:style-name="P10">}</text:p>
      <text:p text:style-name="P15"/>
      <text:p text:style-name="P15">Class members or interface methods must not be removed, otherwise compatibility is lost. If members are no more needed, they can be set as @deprecated. But this is only a documentation tag, deprecated members are still transferred.</text:p>
      <text:h text:style-name="P22" text:outline-level="2"><text:bookmark-start text:name="__RefHeading__844_176863489"/>Generate the Serialization Layers<text:bookmark-end text:name="__RefHeading__844_176863489"/></text:h>
      <text:p text:style-name="P15">In order to generate the serialization layers for the target platforms, the BYPS generator tool „bypsgen.jar“ has to be invoked. The best way to achieve this is by using an ANT script.</text:p>
      <text:p text:style-name="P15">Example:</text:p>
      <text:p text:style-name="P10">&lt;?xml version="1.0" encoding="UTF-8"?&gt;</text:p>
      <text:p text:style-name="P10">&lt;project name="TaskApplication" default="build"&gt;</text:p>
      <text:p text:style-name="P10"/>
      <text:p text:style-name="P10"><text:s text:c="2"/>&lt;property name="byps.home" value="${workdir}/byps-lib/java"/&gt;</text:p>
      <text:p text:style-name="P10"><text:tab/></text:p>
      <text:p text:style-name="P10"><text:s text:c="2"/>&lt;target name="build"&gt;</text:p>
      <text:p text:style-name="P10"/>
      <text:p text:style-name="P10"><text:s text:c="4"/>&lt;java jar="${byps.home}/bypsgen.jar" fork="true" &gt;</text:p>
      <text:p text:style-name="P10"><text:tab/><text:tab/><text:tab/></text:p>
      <text:p text:style-name="P10"><text:s text:c="6"/>&lt;!-- API definition from directoy … --&gt;</text:p>
      <text:p text:style-name="P10"><text:s text:c="6"/>&lt;arg value="--sourcepath"/&gt;&lt;arg value="./src"/&gt;</text:p>
      <text:p text:style-name="P10"/>
      <text:p text:style-name="P10"><text:s text:c="6"/>&lt;!-- Generate Java code into directory … --&gt;</text:p>
      <text:p text:style-name="P10"><text:s text:c="6"/>&lt;arg value="-genj.dir-ser"/&gt; <text:s text:c="5"/>&lt;arg value="..\\taskapp-ser\\src-ser"/&gt;</text:p>
      <text:p text:style-name="P10"/>
      <text:p text:style-name="P10"><text:s text:c="6"/>&lt;!-- Generate C# code into directory … --&gt;</text:p>
      <text:p text:style-name="P10"><text:s text:c="6"/>&lt;arg value="-gencs.dir-ser"/&gt; <text:s text:c="4"/>&lt;arg value="..\\taskapp-ser\\src-cs"/&gt;</text:p>
      <text:p text:style-name="P10"><text:s text:c="4"/></text:p>
      <text:p text:style-name="P10"><text:s text:c="6"/>&lt;!-- Generate C++ code into directory … --&gt;</text:p>
      <text:p text:style-name="P10"><text:s text:c="6"/>&lt;arg value="-gencpp.dir-api"/&gt; <text:s text:c="3"/>&lt;arg value="..\\taskapp-ser\\src-cpp/api"/&gt;</text:p>
      <text:p text:style-name="P10"><text:s text:c="6"/>&lt;arg value="-gencpp.dir-impl"/&gt; <text:s text:c="2"/>&lt;arg value="..\\taskapp-ser\\src-cpp/impl"/&gt;</text:p>
      <text:p text:style-name="P10"><text:s text:c="6"/></text:p>
      <text:p text:style-name="P10"><text:s text:c="6"/>&lt;!-- Generate JavaScript code into file … --&gt; <text:s/></text:p>
      <text:p text:style-name="P10"><text:s text:c="6"/>&lt;arg value="-genjs.dest"/&gt; <text:s text:c="7"/>&lt;arg value="..\\taskapp-srv\\WebContent\\taskapp.js"/&gt;</text:p>
      <text:p text:style-name="P10"><text:tab/><text:tab/><text:tab/><text:tab/><text:tab/><text:tab/></text:p>
      <text:p text:style-name="P10"><text:s text:c="4"/>&lt;/java&gt;</text:p>
      <text:p text:style-name="P10"><text:s text:c="2"/>&lt;/target&gt;</text:p>
      <text:p text:style-name="P10">&lt;/project&gt;</text:p>
      <text:p text:style-name="P15"/>
      <text:h text:style-name="P23" text:outline-level="1">Supported Platforms</text:h>
      <text:p text:style-name="P15">The server side is based on the Java EE Servlet 3.0 specification. Currently, only Tomcat 7.0 has been used as development and run-time server.</text:p>
      <text:p text:style-name="P15"/>
      <text:p text:style-name="P15">The supported client side platforms are listed below:</text:p>
      <table:table table:name="Tabelle3" table:style-name="Tabelle3">
        <table:table-column table:style-name="Tabelle3.A"/>
        <table:table-column table:style-name="Tabelle3.B"/>
        <text:soft-page-break/>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5"/>
      <text:h text:style-name="P23" text:outline-level="1">Development</text:h>
      <text:p text:style-name="P15">This chapter shows on the basis of an example how to develop programs using BYPS. The application is called “taskapp” and allows to create and list task objects. </text:p>
      <text:p text:style-name="P15">You should have basic Java knowledge to follow the example. </text:p>
      <text:h text:style-name="Heading_20_2" text:outline-level="2">Requirements</text:h>
      <text:p text:style-name="P15">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5">This documentation uses the “Eclipse IDE <text:span text:style-name="T3">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5">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22" text:outline-level="2">Setup Java Development Workspace</text:h>
      <text:p text:style-name="P15">This section creates a workspace with the Java projects for API definition, serialization, web-service, and client application.</text:p>
      <text:list xml:id="list7521452544627606944" text:style-name="L2">
        <text:list-item>
          <text:p text:style-name="P25">Start the Eclipse IDE and enter a new workspace directory. This directory is referred to as “workdir” in the following.</text:p>
        </text:list-item>
        <text:list-item>
          <text:p text:style-name="P25">Click on the workbench symbol in the upper left corner in order to start working.</text:p>
          <text:p text:style-name="P25"><draw:frame draw:style-name="fr1" draw:name="Grafik6" text:anchor-type="paragraph" svg:width="2.275cm" svg:height="1.563cm" draw:z-index="1"><draw:image xlink:href="Pictures/20000007000008E40000061A79C97B39.svm" xlink:type="simple" xlink:show="embed" xlink:actuate="onLoad"/></draw:frame></text:p>
        </text:list-item>
      </text:list>
      <text:p text:style-name="P18"><text:span text:style-name="T2">Configure Eclipse for using the </text:span><text:span text:style-name="T2"><text:bibliography-mark text:identifier="JDK" text:bibliography-type="article" text:author="ORACLE" text:title="JDK" text:year="2014" text:url="http://www.oracle.com/technetwork/java/javase/downloads/index.html">[JDK]</text:bibliography-mark></text:span><text:span text:style-name="T2">:</text:span></text:p>
      <text:list xml:id="list40305397" text:continue-numbering="true" text:style-name="L2">
        <text:list-item>
          <text:p text:style-name="P25">Click menu “Window – Preferences”, “Java – Installed JREs”, “Add...”, select “Standard VM”:</text:p>
          <text:p text:style-name="P25"><draw:frame draw:style-name="fr2" draw:name="Grafik9" text:anchor-type="paragraph" svg:width="16.113cm" svg:height="11.882cm" draw:z-index="2"><draw:image xlink:href="Pictures/2000000700003EF200002E69B75CBE4B.svm" xlink:type="simple" xlink:show="embed" xlink:actuate="onLoad"/></draw:frame><text:soft-page-break/></text:p>
        </text:list-item>
        <text:list-item>
          <text:p text:style-name="P25">“Next &gt;”, select JDK installation directory and name it “jdk7”:</text:p>
          <text:p text:style-name="P25"><draw:frame draw:style-name="fr2" draw:name="Grafik10" text:anchor-type="paragraph" svg:width="9.924cm" svg:height="5.479cm" draw:z-index="3"><draw:image xlink:href="Pictures/20000007000026C3000015665CAE861C.svm" xlink:type="simple" xlink:show="embed" xlink:actuate="onLoad"/></draw:frame></text:p>
        </text:list-item>
        <text:list-item>
          <text:p text:style-name="P25">“Finish”, set this JDK as the default Java runtime to be used:</text:p>
        </text:list-item>
        <text:list-item>
          <text:p text:style-name="P25"><draw:frame draw:style-name="fr1"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25"><draw:frame draw:style-name="fr1" draw:name="Grafik25" text:anchor-type="paragraph" svg:width="15.93cm" svg:height="7.146cm" draw:z-index="20"><draw:image xlink:href="Pictures/2000000700003E3900001BE9FE3E94EB.svm" xlink:type="simple" xlink:show="embed" xlink:actuate="onLoad"/></draw:frame></text:p>
        </text:list-item>
        <text:list-item>
          <text:p text:style-name="P25">“OK”.</text:p>
        </text:list-item>
      </text:list>
      <text:p text:style-name="P15"/>
      <text:p text:style-name="P18"><text:span text:style-name="T2">Install </text:span><text:span text:style-name="T2"><text:bibliography-mark text:identifier="TOMCAT" text:bibliography-type="article" text:author="Apache Software Foundation" text:title="Apache Tomcat" text:url="http://tomcat.apache.org/download-70.cgi">[TOMCAT]</text:bibliography-mark></text:span><text:span text:style-name="T2"> in Eclipse IDE:</text:span></text:p>
      <text:list xml:id="list40319611" text:continue-numbering="true" text:style-name="L2">
        <text:list-item>
          <text:p text:style-name="P25">Click menu “Window – Preferences”, “Server – Runtime Environments”, “Add...”</text:p>
        </text:list-item>
        <text:list-item>
          <text:p text:style-name="P25"><draw:frame draw:style-name="fr2" draw:name="Grafik16" text:anchor-type="paragraph" svg:width="13.705cm" svg:height="12.779cm" draw:z-index="11"><draw:image xlink:href="Pictures/200000070000358A000031EC53159754.svm" xlink:type="simple" xlink:show="embed" xlink:actuate="onLoad"/></draw:frame>“Next &gt;”, enter Tomcat installation directory:</text:p>
        </text:list-item>
        <text:list-item>
          <text:p text:style-name="P25"><draw:frame draw:style-name="fr2" draw:name="Grafik17" text:anchor-type="paragraph" svg:width="7.011cm" svg:height="7.542cm" draw:z-index="12"><draw:image xlink:href="Pictures/2000000700001B6400001D76A24CE5EA.svm" xlink:type="simple" xlink:show="embed" xlink:actuate="onLoad"/></draw:frame><text:soft-page-break/>“Finish”</text:p>
          <text:p text:style-name="P25"/>
        </text:list-item>
      </text:list>
      <text:p text:style-name="P18"><text:span text:style-name="T2">Install </text:span><text:span text:style-name="T2"><text:bibliography-mark text:identifier="LIBDIR" text:bibliography-type="article" text:author="Wolfgang Imig" text:title="Directory with BYPS libraries and C++ includes" text:url="https://github.com/wolfgangimig/byps/blob/master/byps-lib.zip">[LIBDIR]</text:bibliography-mark></text:span><text:span text:style-name="T2">:</text:span></text:p>
      <text:list xml:id="list40314977" text:continue-numbering="true" text:style-name="L2">
        <text:list-item>
          <text:p text:style-name="P29"><text:span text:style-name="T2">Download “byps-lib.zip” from </text:span><text:span text:style-name="T2"><text:bibliography-mark text:identifier="LIBDIR" text:bibliography-type="article" text:author="Wolfgang Imig" text:title="Directory with BYPS libraries and C++ includes" text:url="https://github.com/wolfgangimig/byps/blob/master/byps-lib.zip">[LIBDIR]</text:bibliography-mark></text:span><text:span text:style-name="T2"> (click “View Raw”)</text:span></text:p>
        </text:list-item>
        <text:list-item>
          <text:p text:style-name="P25">Unpack “byps-lib.zip” into “workdir/byps-lib”</text:p>
        </text:list-item>
        <text:list-item>
          <text:p text:style-name="P25">Copy file “tools.jar” from JDK installation directory, sub-directory “lib”, into “workdir/byps-lib”.</text:p>
        </text:list-item>
      </text:list>
      <text:h text:style-name="P36" text:outline-level="3"><text:bookmark-start text:name="__RefHeading__908_176863489"/>Create taskapp-api Project for the API Definition<text:bookmark-end text:name="__RefHeading__908_176863489"/></text:h>
      <text:p text:style-name="P15">This project contains the API definition and the ANT script for generating the serialization layer. It is referenced by all other projects.</text:p>
      <text:list xml:id="list40311674" text:continue-numbering="true" text:style-name="L2">
        <text:list-item>
          <text:p text:style-name="P25">Click “File – New – Project...”, select “Java Project”</text:p>
          <text:p text:style-name="P25"><draw:frame draw:style-name="fr2" draw:name="Grafik1" text:anchor-type="paragraph" svg:width="7.278cm" svg:height="5.159cm" draw:z-index="0"><draw:image xlink:href="Pictures/2000000700001C6D00001428C6613353.svm" xlink:type="simple" xlink:show="embed" xlink:actuate="onLoad"/></draw:frame></text:p>
        </text:list-item>
        <text:list-item>
          <text:p text:style-name="P25">Click “Next &gt;”, enter “taskapp-api” as project name, ensure using the previously defined “jdk7”.</text:p>
          <text:p text:style-name="P25"><draw:frame draw:style-name="fr2" draw:name="Grafik2" text:anchor-type="paragraph" svg:width="7.966cm" svg:height="9.075cm" draw:z-index="5"><draw:image xlink:href="Pictures/2000000700001F1D00002374EAE28FF9.svm" xlink:type="simple" xlink:show="embed" xlink:actuate="onLoad"/></draw:frame><text:soft-page-break/></text:p>
        </text:list-item>
        <text:list-item>
          <text:p text:style-name="P25">“Finish”. Choose “Yes” to open the Java Perspective. The new project is shown in “Package Explorer”: </text:p>
          <text:p text:style-name="P25"><draw:frame draw:style-name="fr2" draw:name="Grafik3" text:anchor-type="paragraph" svg:width="5.082cm" svg:height="5.479cm" draw:z-index="6"><draw:image xlink:href="Pictures/20000007000013D90000156650C5C18E.svm" xlink:type="simple" xlink:show="embed" xlink:actuate="onLoad"/></draw:frame></text:p>
        </text:list-item>
        <text:list-item>
          <text:p text:style-name="P25">In “Package Explorer” right-click on “taskapp-api”, “Properties”, select “Java Build Path”, select tab “Libraries”</text:p>
          <text:p text:style-name="P25"><draw:frame draw:style-name="fr1" draw:name="Grafik12" text:anchor-type="paragraph" svg:width="15.692cm" svg:height="4.974cm" draw:z-index="7"><draw:image xlink:href="Pictures/2000000700003D4B0000136F194298AE.svm" xlink:type="simple" xlink:show="embed" xlink:actuate="onLoad"/></draw:frame></text:p>
        </text:list-item>
        <text:list-item>
          <text:p text:style-name="P25">Click “Add External JARs”, from directory “workdir/byps-lib/java” select the JARs “bypshttp-ov.jar”, “commons-logging-1.1.1.jar”, “log4j-1.2.15.jar”:</text:p>
        </text:list-item>
        <text:list-item>
          <text:p text:style-name="P25"><draw:frame draw:style-name="fr1" draw:name="Grafik13" text:anchor-type="paragraph" svg:width="7.146cm" svg:height="4.471cm" draw:z-index="8"><draw:image xlink:href="Pictures/2000000700001BE90000117898C97C03.svm" xlink:type="simple" xlink:show="embed" xlink:actuate="onLoad"/></draw:frame><text:soft-page-break/>“OK”.</text:p>
        </text:list-item>
      </text:list>
      <text:p text:style-name="P15"/>
      <text:h text:style-name="P36" text:outline-level="3">Create taskapp-ser Project for Serialization Code</text:h>
      <text:p text:style-name="P15">This project will receive the generated serialization code.</text:p>
      <text:list xml:id="list8779300048317950591" text:style-name="L3">
        <text:list-item>
          <text:p text:style-name="P26">Click “File – New – Other...”, select “Java Project”, “Next &gt;”</text:p>
        </text:list-item>
        <text:list-item>
          <text:p text:style-name="P26">Enter “taskapp-ser” as project name, ensure using the default JRE “jdk7”.</text:p>
        </text:list-item>
        <text:list-item>
          <text:p text:style-name="P26">“Finish”</text:p>
        </text:list-item>
        <text:list-item>
          <text:p text:style-name="P26">In “Package Explorer” right-click on “taskapp-ser”, “Properties”, select “Java Build Path”, select tab “Projects”, “Add...”, select project “taskapp-api”:</text:p>
          <text:p text:style-name="P26"><draw:frame draw:style-name="fr2" draw:name="Grafik14" text:anchor-type="paragraph" svg:width="12.569cm" svg:height="5.981cm" draw:z-index="9"><draw:image xlink:href="Pictures/20000007000031190000175D164BF4C9.svm" xlink:type="simple" xlink:show="embed" xlink:actuate="onLoad"/></draw:frame></text:p>
        </text:list-item>
        <text:list-item>
          <text:p text:style-name="P30"><text:span text:style-name="T2">Add the same JARs from “workdir/byps-lib/java” to the Java build path as done in </text:span><text:span text:style-name="T2"><text:bookmark-ref text:reference-format="number" text:ref-name="__RefHeading__908_176863489"> 3.2.1 </text:bookmark-ref></text:span><text:span text:style-name="T2">for the “taskapp-api” project.</text:span></text:p>
        </text:list-item>
        <text:list-item>
          <text:p text:style-name="P26">“OK”</text:p>
        </text:list-item>
      </text:list>
      <text:p text:style-name="P15"/>
      <text:h text:style-name="P36" text:outline-level="3">Create “taskapp-srv” Web Project</text:h>
      <text:p text:style-name="P15">This project compiles the JEE web-service that serves the requests for the “taskapp” clients.</text:p>
      <text:list xml:id="list4685730974171928106" text:style-name="L4">
        <text:list-item>
          <text:p text:style-name="P27">Click “File – New – Other...”, select “Web – Dynamic Web Project”:</text:p>
          <text:p text:style-name="P27"><draw:frame draw:style-name="fr2" draw:name="Grafik15" text:anchor-type="paragraph" svg:width="6.272cm" svg:height="6.588cm" draw:z-index="10"><draw:image xlink:href="Pictures/2000000700001880000019BD90602160.svm" xlink:type="simple" xlink:show="embed" xlink:actuate="onLoad"/></draw:frame><text:soft-page-break/></text:p>
        </text:list-item>
        <text:list-item>
          <text:p text:style-name="P27">“Next &gt;”, enter project name “taskapp-srv”:</text:p>
          <text:p text:style-name="P27"><draw:frame draw:style-name="fr2" draw:name="Grafik18" text:anchor-type="paragraph" svg:width="5.823cm" svg:height="10.268cm" draw:z-index="13"><draw:image xlink:href="Pictures/20000007000016BE0000281BB4EC0C85.svm" xlink:type="simple" xlink:show="embed" xlink:actuate="onLoad"/></draw:frame></text:p>
        </text:list-item>
        <text:list-item>
          <text:p text:style-name="P27">“Finish”. When asked for changing the perspective to “Java EE” you may choose “No” if you are not familiar with Eclipse.</text:p>
        </text:list-item>
        <text:list-item>
          <text:p text:style-name="P27">In “Package Explorer” right-click “taskapp-srv” and choose “Properties”, select “Java Build Path”, select tab “Projects”, “Add...”, select project “taskapp-api” and “taskapp-ser”:</text:p>
        </text:list-item>
        <text:list-item>
          <text:p text:style-name="P27"><draw:frame draw:style-name="fr1"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2" draw:name="Grafik20" text:anchor-type="paragraph" svg:width="6.934cm" svg:height="7.064cm" draw:z-index="15"><draw:image xlink:href="Pictures/2000000700001B1500001B995A354DB3.svm" xlink:type="simple" xlink:show="embed" xlink:actuate="onLoad"/></draw:frame></text:p>
      <text:list xml:id="list40296215" text:continue-numbering="true" text:style-name="L4">
        <text:list-item>
          <text:p text:style-name="P27">Select inside the left tree “Deployment Assembly”, a message box is opened:</text:p>
          <text:p text:style-name="P27"><draw:frame draw:style-name="fr1" draw:name="Grafik22" text:anchor-type="paragraph" svg:width="9.738cm" svg:height="4.023cm" draw:z-index="16"><draw:image xlink:href="Pictures/200000070000260A00000FB7CF950B92.svm" xlink:type="simple" xlink:show="embed" xlink:actuate="onLoad"/></draw:frame></text:p>
        </text:list-item>
        <text:list-item>
          <text:p text:style-name="P27">Click “Apply” then “Add...” and select directive type “Project”:</text:p>
          <text:p text:style-name="P27"><draw:frame draw:style-name="fr2" draw:name="Grafik23" text:anchor-type="paragraph" svg:width="12.779cm" svg:height="10.927cm" draw:z-index="17"><draw:image xlink:href="Pictures/20000007000031EC00002AB0E745086C.svm" xlink:type="simple" xlink:show="embed" xlink:actuate="onLoad"/></draw:frame><text:soft-page-break/></text:p>
        </text:list-item>
        <text:list-item>
          <text:p text:style-name="P27">“Next &gt;”, select “taskapp-api” and “taskapp-src”, click “Finish” then “Add...”, select directive type “Java Build Path Entries”:</text:p>
          <text:p text:style-name="P27"><draw:frame draw:style-name="fr2" draw:name="Grafik21" text:anchor-type="paragraph" svg:width="12.779cm" svg:height="11.591cm" draw:z-index="18"><draw:image xlink:href="Pictures/20000007000031EC00002D4691F431C8.svm" xlink:type="simple" xlink:show="embed" xlink:actuate="onLoad"/></draw:frame></text:p>
        </text:list-item>
        <text:list-item>
          <text:p text:style-name="P27">“Next &gt;”, select all entries, click “Finish”. Now, the listbox has the following entries:</text:p>
        </text:list-item>
      </text:list>
      <text:p text:style-name="P15"><draw:frame draw:style-name="fr2" draw:name="Grafik24" text:anchor-type="paragraph" svg:width="9.924cm" svg:height="6.826cm" draw:z-index="19"><draw:image xlink:href="Pictures/20000007000026C300001AABF4ECC87F.svm" xlink:type="simple" xlink:show="embed" xlink:actuate="onLoad"/></draw:frame><text:soft-page-break/></text:p>
      <text:list xml:id="list40306088" text:continue-numbering="true" text:style-name="L4">
        <text:list-item>
          <text:p text:style-name="P27">“OK”.</text:p>
        </text:list-item>
      </text:list>
      <text:h text:style-name="P36" text:outline-level="3">Create “taskapp-client-j” Project, Java Client Application</text:h>
      <text:p text:style-name="P15">This project contains the code for a Java client application.</text:p>
      <text:list xml:id="list2863283016220655535" text:style-name="L5">
        <text:list-item>
          <text:p text:style-name="P31"><text:span text:style-name="T2">Create a new project as shown in </text:span><text:span text:style-name="T2"><text:bookmark-ref text:reference-format="number" text:ref-name="__RefHeading__908_176863489"> 3.2.1 </text:bookmark-ref></text:span><text:span text:style-name="T2">. Use “taskapp-client-j” as project name.</text:span></text:p>
        </text:list-item>
        <text:list-item>
          <text:p text:style-name="P28">In the project properties under “Java Build Path”, add projects “taskapp-api” and “taskapp-ser” and external JARs: “bypshttp-ov.jar”, “commons-logging-1.1.1.jar”, “log4j-1.2.15.jar”.</text:p>
        </text:list-item>
      </text:list>
      <text:p text:style-name="P15"/>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ackage Explorer” right-click <text:s/>on the project, select “Properties...”, select “Project Facets”, ensure the Java facet is set to a value greater than 1.4, e.g. choose 1.7:</text:p>
      <text:p text:style-name="Text_20_body"><draw:frame draw:style-name="fr2" draw:name="Grafik26" text:anchor-type="paragraph" svg:width="10.292cm" svg:height="6.535cm" draw:z-index="21"><draw:image xlink:href="Pictures/200000070000283500001988D95681DE.svm" xlink:type="simple" xlink:show="embed" xlink:actuate="onLoad"/></draw:frame></text:p>
      <text:p text:style-name="Text_20_body"/>
      <text:p text:style-name="Text_20_body"/>
      <text:h text:style-name="Heading_20_2" text:outline-level="2"><text:soft-page-break/>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in the folder “doc/examples/workspace_taskapp/taskapp-api/src/task/app” at <text:bibliography-mark text:identifier="BYPS" text:bibliography-type="article" text:author="Wolfgang Imig" text:title="Binary Portable Serialization" text:url="https://github.com/wolfgangimig/byps">[BYPS]</text:bibliography-mark>. From there, you may copy the file contents using the copy-to-clipboard button:</text:p>
      <text:p text:style-name="Text_20_body"><draw:frame draw:style-name="fr1"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3120874687096646271" text:style-name="L6">
        <text:list-item>
          <text:p text:style-name="P32">In “Package Explorer” expand“taskapp-api/src”, right-click “task.app”, “New – Interface”.</text:p>
        </text:list-item>
        <text:list-item>
          <text:p text:style-name="P32">Enter “TaskService” as name. </text:p>
        </text:list-item>
        <text:list-item>
          <text:p text:style-name="P32">“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doc/examples/workspace_taskapp/taskapp-api/src/task/app/TaskService.java”).</text:p>
      <text:p text:style-name="P11"><text:span text:style-name="T5">package</text:span><text:span text:style-name="T6"> task.app;</text:span></text:p>
      <text:p text:style-name="P13"/>
      <text:p text:style-name="P13"><text:span text:style-name="T1">import</text:span> java.util.List;</text:p>
      <text:p text:style-name="P13"/>
      <text:p text:style-name="P13"><text:span text:style-name="T1">import</text:span> byps.BRemote;</text:p>
      <text:p text:style-name="P13"><text:span text:style-name="T1">import</text:span> byps.RemoteException;</text:p>
      <text:p text:style-name="P13"/>
      <text:p text:style-name="P13"><text:span text:style-name="T1">public</text:span> <text:span text:style-name="T1">interface</text:span> TaskService <text:span text:style-name="T1">extends</text:span> BRemote {</text:p>
      <text:p text:style-name="P13"/>
      <text:p text:style-name="P13"><text:tab/>Token login(String name, String pwd) <text:span text:style-name="T1">throws</text:span> RemoteException;</text:p>
      <text:p text:style-name="P13"><text:tab/></text:p>
      <text:p text:style-name="P13"><text:tab/><text:span text:style-name="T1">void</text:span> logout(Token token) <text:span text:style-name="T1">throws</text:span> RemoteException;</text:p>
      <text:p text:style-name="P13"><text:tab/></text:p>
      <text:p text:style-name="P13"><text:tab/><text:span text:style-name="T1">void</text:span> addTask(Token token, TaskInfo task) <text:span text:style-name="T1">throws</text:span> RemoteException;</text:p>
      <text:p text:style-name="P13"><text:tab/></text:p>
      <text:p text:style-name="P13"><text:tab/><text:span text:style-name="T1">void</text:span> removeTask(Token <text:span text:style-name="T4">token</text:span>, <text:span text:style-name="T1">long</text:span> taskId) <text:span text:style-name="T1">throws</text:span> RemoteException;</text:p>
      <text:p text:style-name="P13"><text:tab/></text:p>
      <text:p text:style-name="P13"><text:tab/>List&lt;TaskInfo&gt; getTasks(Token token) <text:span text:style-name="T1">throws</text:span> RemoteException;</text:p>
      <text:p text:style-name="P13"><text:tab/></text:p>
      <text:p text:style-name="P14">}</text:p>
      <text:p text:style-name="P15"/>
      <text:p text:style-name="P16">Basically, all interfaces to be used with BYPS have to extend the “byps.BRemote” interface and their methods have to throw a “byps.RemoteException”.</text:p>
      <text:p text:style-name="P15">The “login” function authenticates a user and returns a “Token” object with a session identifier. The ”Token” has to be passed in each of the other functions. In order to terminate a session, the client application calls “logout”. </text:p>
      <text:p text:style-name="P15">A task is represented by an object of class “TaskInfo”. It and can be added to the list of tasks by calling the function “addTask”. The task list for the user can be obtained from “getTasks”. If a task is finished, the client calls “removeTask”.</text:p>
      <text:p text:style-name="P15"/>
      <text:h text:style-name="Heading_20_3" text:outline-level="3">Create Class “Token” </text:h>
      <text:p text:style-name="Text_20_body">Objects of class Token represent a user session. Create the class as follows.</text:p>
      <text:list xml:id="list40315492" text:continue-numbering="true" text:style-name="L6">
        <text:list-item>
          <text:p text:style-name="P32"><text:soft-page-break/>In “Package Explorer” expand“taskapp-api/src”, right-click “task.app”, “New – Class”.</text:p>
        </text:list-item>
        <text:list-item>
          <text:p text:style-name="P32">Enter “Token” as name. </text:p>
        </text:list-item>
        <text:list-item>
          <text:p text:style-name="P32">“Finish”.</text:p>
        </text:list-item>
      </text:list>
      <text:p text:style-name="Text_20_body"/>
      <text:p text:style-name="Text_20_body">Replace the file with this code:</text:p>
      <text:p text:style-name="P11"><text:span text:style-name="T1">package</text:span> task.app;</text:p>
      <text:p text:style-name="P11"/>
      <text:p text:style-name="P11"><text:span text:style-name="T1">import</text:span> java.io.Serializable;</text:p>
      <text:p text:style-name="P11"/>
      <text:p text:style-name="P11"><text:span text:style-name="T1">public</text:span> <text:span text:style-name="T1">class</text:span> Token <text:span text:style-name="T1">implements</text:span> Serializable {</text:p>
      <text:p text:style-name="P11"/>
      <text:p text:style-name="P11"><text:tab/><text:span text:style-name="T1">private</text:span> <text:span text:style-name="T1">static</text:span> <text:span text:style-name="T1">final</text:span> <text:span text:style-name="T1">long</text:span> <text:span text:style-name="T7">serialVersionUID</text:span> = 8555137564008202878L;</text:p>
      <text:p text:style-name="P11"/>
      <text:p text:style-name="P11"><text:tab/><text:span text:style-name="T1">protected</text:span> String sessionId;</text:p>
      <text:p text:style-name="P11"/>
      <text:p text:style-name="P11"><text:tab/><text:span text:style-name="T1">public</text:span> String getSessionId() {</text:p>
      <text:p text:style-name="P11"><text:tab/><text:tab/><text:span text:style-name="T1">return</text:span> sessionId;</text:p>
      <text:p text:style-name="P11"><text:tab/>}</text:p>
      <text:p text:style-name="P11"/>
      <text:p text:style-name="P11"><text:tab/><text:span text:style-name="T1">public</text:span> <text:span text:style-name="T1">void</text:span> setSessionId(String sessionId) {</text:p>
      <text:p text:style-name="P11"><text:tab/><text:tab/><text:span text:style-name="T1">this</text:span>.sessionId = sessionId;</text:p>
      <text:p text:style-name="P11"><text:tab/>}</text:p>
      <text:p text:style-name="P11"><text:tab/></text:p>
      <text:p text:style-name="P11">}</text:p>
      <text:p text:style-name="Text_20_body"/>
      <text:p text:style-name="P15"><text:span text:style-name="T1">Classes must implement the interface “java.io.Serializable” and define a static member named “serialVersionUID” with a unique value.</text:span> This value is internally used as a type identifier for the class, whereby only the lowest 32bit are taken into account.</text:p>
      <text:p text:style-name="P15">As already mentioned, <text:span text:style-name="T1">class members can only be variables </text:span>or trivial getter and setter functions (classes are DTOs, Data Transfer Objects).</text:p>
      <text:p text:style-name="P17">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17"/>
      <text:h text:style-name="Heading_20_3" text:outline-level="3">Create class TaskInfo</text:h>
      <text:p text:style-name="Text_20_body">Tasks are stored in objects of type “TaskInfo”. Create the class as follows.</text:p>
      <text:list xml:id="list40301880" text:continue-numbering="true" text:style-name="L6">
        <text:list-item>
          <text:p text:style-name="P32">In “Package Explorer” expand“taskapp-api/src”, right-click “task.app”, “New – Class”.</text:p>
        </text:list-item>
        <text:list-item>
          <text:p text:style-name="P32">Enter “TaskInfo” as name. </text:p>
        </text:list-item>
        <text:list-item>
          <text:p text:style-name="P32">“Finish”.</text:p>
        </text:list-item>
      </text:list>
      <text:p text:style-name="Text_20_body">Replace the file with this code:</text:p>
      <text:p text:style-name="P11"><text:span text:style-name="T1">package</text:span> task.app;</text:p>
      <text:p text:style-name="P11"/>
      <text:p text:style-name="P11"><text:span text:style-name="T1">import</text:span> java.io.Serializable;</text:p>
      <text:p text:style-name="P11"><text:span text:style-name="T1">import</text:span> java.util.Date;</text:p>
      <text:p text:style-name="P11"/>
      <text:p text:style-name="P11"><text:span text:style-name="T1">public</text:span> <text:span text:style-name="T1">class</text:span> TaskInfo <text:span text:style-name="T1">implements</text:span> Serializable {</text:p>
      <text:p text:style-name="P11"/>
      <text:p text:style-name="P11"><text:tab/><text:span text:style-name="T1">private</text:span> <text:span text:style-name="T1">static</text:span> <text:span text:style-name="T1">final</text:span> <text:span text:style-name="T1">long</text:span> <text:span text:style-name="T7">serialVersionUID</text:span> = 3264907623228026167L;</text:p>
      <text:p text:style-name="P11"/>
      <text:p text:style-name="P11"><text:tab/><text:span text:style-name="T1">protected</text:span> <text:span text:style-name="T1">int</text:span> id;</text:p>
      <text:p text:style-name="P11"><text:tab/></text:p>
      <text:p text:style-name="P11"><text:tab/><text:span text:style-name="T1">protected</text:span> String userName;</text:p>
      <text:p text:style-name="P11"><text:tab/></text:p>
      <text:p text:style-name="P11"><text:tab/><text:span text:style-name="T1">protected</text:span> Date dueDate;</text:p>
      <text:p text:style-name="P11"/>
      <text:p text:style-name="P11"><text:tab/><text:span text:style-name="T1">protected</text:span> String todo;</text:p>
      <text:p text:style-name="P11"><text:soft-page-break/><text:tab/></text:p>
      <text:p text:style-name="P11"/>
      <text:p text:style-name="P11"><text:tab/><text:span text:style-name="T1">public</text:span> <text:span text:style-name="T1">int</text:span> getId() {</text:p>
      <text:p text:style-name="P11"><text:tab/><text:tab/><text:span text:style-name="T1">return</text:span> id;</text:p>
      <text:p text:style-name="P11"><text:tab/>}</text:p>
      <text:p text:style-name="P11"/>
      <text:p text:style-name="P11"><text:tab/><text:span text:style-name="T1">public</text:span> <text:span text:style-name="T1">void</text:span> setId(<text:span text:style-name="T1">int</text:span> id) {</text:p>
      <text:p text:style-name="P11"><text:tab/><text:tab/><text:span text:style-name="T1">this</text:span>.id = id;</text:p>
      <text:p text:style-name="P11"><text:tab/>}</text:p>
      <text:p text:style-name="P11"/>
      <text:p text:style-name="P11"><text:tab/><text:span text:style-name="T1">public</text:span> String getUserName() {</text:p>
      <text:p text:style-name="P11"><text:tab/><text:tab/><text:span text:style-name="T1">return</text:span> userName;</text:p>
      <text:p text:style-name="P11"><text:tab/>}</text:p>
      <text:p text:style-name="P11"/>
      <text:p text:style-name="P11"><text:tab/><text:span text:style-name="T1">public</text:span> <text:span text:style-name="T1">void</text:span> setUserName(String userName) {</text:p>
      <text:p text:style-name="P11"><text:tab/><text:tab/><text:span text:style-name="T1">this</text:span>.userName = userName;</text:p>
      <text:p text:style-name="P11"><text:tab/>}</text:p>
      <text:p text:style-name="P11"/>
      <text:p text:style-name="P11"><text:tab/><text:span text:style-name="T1">public</text:span> Date getDueDate() {</text:p>
      <text:p text:style-name="P11"><text:tab/><text:tab/><text:span text:style-name="T1">return</text:span> dueDate;</text:p>
      <text:p text:style-name="P11"><text:tab/>}</text:p>
      <text:p text:style-name="P11"/>
      <text:p text:style-name="P11"><text:tab/><text:span text:style-name="T1">public</text:span> <text:span text:style-name="T1">void</text:span> setDueDate(Date dueDate) {</text:p>
      <text:p text:style-name="P11"><text:tab/><text:tab/><text:span text:style-name="T1">this</text:span>.dueDate = dueDate;</text:p>
      <text:p text:style-name="P11"><text:tab/>}</text:p>
      <text:p text:style-name="P11"/>
      <text:p text:style-name="P11"><text:tab/><text:span text:style-name="T1">public</text:span> String getTodo() {</text:p>
      <text:p text:style-name="P11"><text:tab/><text:tab/><text:span text:style-name="T1">return</text:span> todo;</text:p>
      <text:p text:style-name="P11"><text:tab/>}</text:p>
      <text:p text:style-name="P11"/>
      <text:p text:style-name="P11"><text:tab/><text:span text:style-name="T1">public</text:span> <text:span text:style-name="T1">void</text:span> setTodo(String todo) {</text:p>
      <text:p text:style-name="P11"><text:tab/><text:tab/><text:span text:style-name="T1">this</text:span>.todo = todo;</text:p>
      <text:p text:style-name="P11"><text:tab/>}</text:p>
      <text:p text:style-name="P11"/>
      <text:p text:style-name="P11">}</text:p>
      <text:p text:style-name="Text_20_body"/>
      <text:h text:style-name="Heading_20_3" text:outline-level="3">Create the API Descriptor Class “BApi”</text:h>
      <text:p text:style-name="Text_20_body">Each BYPS API has to include one class named “BApi” in the source tree that defines a name and a version.</text:p>
      <text:list xml:id="list40314824" text:continue-numbering="true" text:style-name="L6">
        <text:list-item>
          <text:p text:style-name="P32">In “Package Explorer” expand“taskapp-api/src”, right-click “task.app”, “New – Class”.</text:p>
        </text:list-item>
        <text:list-item>
          <text:p text:style-name="P32">Enter “BApi” as name. </text:p>
        </text:list-item>
        <text:list-item>
          <text:p text:style-name="P32">“Finish”.</text:p>
        </text:list-item>
      </text:list>
      <text:p text:style-name="Text_20_body">Replace the code with the following definition:</text:p>
      <text:p text:style-name="P11"><text:span text:style-name="T1">package</text:span> task.app;</text:p>
      <text:p text:style-name="P11"/>
      <text:p text:style-name="P11"><text:span text:style-name="T1">public</text:span> <text:span text:style-name="T1">class</text:span> BApi {</text:p>
      <text:p text:style-name="P11"><text:tab/></text:p>
      <text:p text:style-name="P11"><text:tab/><text:span text:style-name="T1">public</text:span> <text:span text:style-name="T1">static</text:span> <text:span text:style-name="T1">final</text:span> String <text:span text:style-name="T7">NAME</text:span> = "Taskapp";</text:p>
      <text:p text:style-name="P11"><text:tab/></text:p>
      <text:p text:style-name="P11"><text:tab/><text:span text:style-name="T1">public</text:span> <text:span text:style-name="T1">static</text:span> <text:span text:style-name="T1">final</text:span> String <text:span text:style-name="T7">VERSION</text:span> = "1.0.0.0";</text:p>
      <text:p text:style-name="P11">}</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40295724" text:continue-list="list40311674" text:style-name="L2">
        <text:list-item>
          <text:p text:style-name="P25">In “Package Explorer” right-click on “taskapp-api”, “New – Other...”, select “XML File”:</text:p>
        </text:list-item>
        <text:list-item>
          <text:p text:style-name="P25">Enter “byps.xml” as file name</text:p>
        </text:list-item>
        <text:list-item>
          <text:p text:style-name="P25">“Finish”</text:p>
        </text:list-item>
        <text:list-item>
          <text:p text:style-name="P25"><text:soft-page-break/>Switch editor mode to “Source” </text:p>
        </text:list-item>
        <text:list-item>
          <text:p text:style-name="P29"><draw:frame draw:style-name="fr2" draw:name="Grafik7" text:anchor-type="paragraph" svg:width="3.598cm" svg:height="3.971cm" draw:z-index="23"><draw:image xlink:href="Pictures/2000000700000E0F00000F82A9584DF2.svm" xlink:type="simple" xlink:show="embed" xlink:actuate="onLoad"/></draw:frame><text:span text:style-name="T2">Replace the XML code in the generated file with the ANT script from section </text:span><text:span text:style-name="T2"><text:bookmark-ref text:reference-format="number" text:ref-name="__RefHeading__844_176863489"> 1.2 </text:bookmark-ref></text:span><text:span text:style-name="T2">(or from </text:span><text:span text:style-name="T2"><text:bibliography-mark text:identifier="BYPS" text:bibliography-type="article" text:author="Wolfgang Imig" text:title="Binary Portable Serialization" text:url="https://github.com/wolfgangimig/byps">[BYPS]</text:bibliography-mark></text:span><text:span text:style-name="T2">/doc/examples/workspace_taskapp/taskapp-api/byps.xml).</text:span></text:p>
          <text:p text:style-name="P25"><draw:frame draw:style-name="fr2" draw:name="Grafik28" text:anchor-type="paragraph" svg:width="11.668cm" svg:height="5.637cm" draw:z-index="24"><draw:image xlink:href="Pictures/2000000700002D950000160554663385.svm" xlink:type="simple" xlink:show="embed" xlink:actuate="onLoad"/></draw:frame></text:p>
        </text:list-item>
        <text:list-item>
          <text:p text:style-name="P25">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1258275292796372212" text:style-name="L7">
        <text:list-item>
          <text:p text:style-name="P33">In “Package Explorer” expand “taskapp-api” and right-click on “byps.xml”.</text:p>
        </text:list-item>
        <text:list-item>
          <text:p text:style-name="P33">Select “Run As – Ant Build...”</text:p>
        </text:list-item>
        <text:list-item>
          <text:p text:style-name="P33">Select tab “JRE”</text:p>
        </text:list-item>
        <text:list-item>
          <text:p text:style-name="P33">Add as “VM arguments”: -Dworkdir=${workspace_loc}</text:p>
        </text:list-item>
      </text:list>
      <text:list xml:id="list2065482539665767228" text:style-name="L8">
        <text:list-header>
          <text:p text:style-name="P34"><draw:frame draw:style-name="fr1" draw:name="Grafik4" text:anchor-type="paragraph" svg:width="13.019cm" svg:height="8.945cm" draw:z-index="25"><draw:image xlink:href="Pictures/20000007000032DB000022F0139E057F.svm" xlink:type="simple" xlink:show="embed" xlink:actuate="onLoad"/></draw:frame><text:soft-page-break/></text:p>
        </text:list-header>
        <text:list-item>
          <text:p text:style-name="P34">“Apply”</text:p>
        </text:list-item>
        <text:list-item>
          <text:p text:style-name="P34">“Close”</text:p>
        </text:list-item>
      </text:list>
      <text:p text:style-name="Text_20_body"/>
      <text:p text:style-name="Text_20_body">Now, the Eclipse is prepared to pass the workspace directory to the generator.</text:p>
      <text:list xml:id="list1000652110468176076" text:style-name="L9">
        <text:list-item>
          <text:p text:style-name="P35">Execute the generator: Right-click “byps.xml”, select “Run As – Ant Build” (without dots).</text:p>
        </text:list-item>
        <text:list-item>
          <text:p text:style-name="P35">The “Console” view should look like this:</text:p>
          <text:p text:style-name="P35"><draw:frame draw:style-name="fr1" draw:name="Grafik5" text:anchor-type="paragraph" svg:width="11.165cm" svg:height="4.18cm" draw:z-index="26"><draw:image xlink:href="Pictures/2000000700002B9E00001055C3A83AC7.svm" xlink:type="simple" xlink:show="embed" xlink:actuate="onLoad"/></draw:frame></text:p>
        </text:list-item>
        <text:list-item>
          <text:p text:style-name="P35">The generated source files have been written into the “taskapp-ser” project directory. Refresh the project: Righ-click “taskapp-ser”, select “Refresh”.</text:p>
        </text:list-item>
      </text:list>
      <text:p text:style-name="Text_20_body"/>
      <text:p text:style-name="Text_20_body">The generator has created Java source files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text:p>
      <text:p text:style-name="Text_20_body"/>
      <text:h text:style-name="Heading_20_2" text:outline-level="2"><text:soft-page-break/>Implement the Web-Service “taskapp-srv”</text:h>
      <text:p text:style-name="Text_20_body"/>
      <text:p text:style-name="Text_20_body">xxxxxxxxxxxxxxxxxxxxxxxxxxxxxxxxx</text:p>
      <text:p text:style-name="P15"/>
      <text:p text:style-name="P15"/>
      <text:p text:style-name="P15"/>
      <text:p text:style-name="P15"/>
      <text:p text:style-name="P15"/>
      <table:table table:name="Tabelle4" table:style-name="Tabelle4">
        <table:table-column table:style-name="Tabelle4.A"/>
        <table:table-column table:style-name="Tabelle4.B"/>
        <table:table-column table:style-name="Tabelle4.C"/>
        <table:table-column table:style-name="Tabelle4.D"/>
        <text:soft-page-break/>
        <table:table-row>
          <table:table-cell table:style-name="Tabelle4.A1" table:number-rows-spanned="6" office:value-type="string">
            <text:p text:style-name="P5">taskapp-api/</text:p>
          </table:table-cell>
          <table:table-cell table:style-name="Tabelle4.A1" office:value-type="string">
            <text:p text:style-name="P5"/>
          </table:table-cell>
          <table:table-cell table:style-name="Tabelle4.A1" office:value-type="string">
            <text:p text:style-name="Standard"/>
          </table:table-cell>
          <table:table-cell table:style-name="Tabelle4.D1" office:value-type="string">
            <text:p text:style-name="P5">API definition</text:p>
          </table:table-cell>
        </table:table-row>
        <table:table-row>
          <table:covered-table-cell/>
          <table:table-cell table:style-name="Tabelle4.B2" office:value-type="string">
            <text:p text:style-name="P4">src/</text:p>
          </table:table-cell>
          <table:table-cell table:style-name="Tabelle4.B2" office:value-type="string">
            <text:p text:style-name="P4"/>
          </table:table-cell>
          <table:table-cell table:style-name="Tabelle4.D2" office:value-type="string">
            <text:p text:style-name="P8">Java source files with API classes and interfaces</text:p>
          </table:table-cell>
        </table:table-row>
        <table:table-row>
          <table:covered-table-cell/>
          <table:table-cell table:style-name="Tabelle4.B2" office:value-type="string">
            <text:p text:style-name="P4">byps.xml</text:p>
          </table:table-cell>
          <table:table-cell table:style-name="Tabelle4.B2" office:value-type="string">
            <text:p text:style-name="P4"/>
          </table:table-cell>
          <table:table-cell table:style-name="Tabelle4.D2" office:value-type="string">
            <text:p text:style-name="P8">ANT script for building serialization code (invokes bypsgen.jar)</text:p>
          </table:table-cell>
        </table:table-row>
        <table:table-row>
          <table:covered-table-cell/>
          <table:table-cell table:style-name="Tabelle4.B4" office:value-type="string">
            <text:p text:style-name="P4">bapi.xml</text:p>
          </table:table-cell>
          <table:table-cell table:style-name="Tabelle4.B4" office:value-type="string">
            <text:p text:style-name="P4"/>
          </table:table-cell>
          <table:table-cell table:style-name="Tabelle4.D4" office:value-type="string">
            <text:p text:style-name="P6">Last released API definition (optional)</text:p>
          </table:table-cell>
        </table:table-row>
        <table:table-row>
          <table:covered-table-cell/>
          <table:table-cell table:style-name="Tabelle4.B4" office:value-type="string">
            <text:p text:style-name="P4">bapi_new.xml</text:p>
          </table:table-cell>
          <table:table-cell table:style-name="Tabelle4.B4" office:value-type="string">
            <text:p text:style-name="P4"/>
          </table:table-cell>
          <table:table-cell table:style-name="Tabelle4.D4" office:value-type="string">
            <text:p text:style-name="P6">Recently generated API definition </text:p>
          </table:table-cell>
        </table:table-row>
        <table:table-row>
          <table:covered-table-cell/>
          <table:table-cell table:style-name="Tabelle4.B6" table:number-columns-spanned="3" office:value-type="string">
            <text:p text:style-name="P4"/>
          </table:table-cell>
          <table:covered-table-cell/>
          <table:covered-table-cell/>
        </table:table-row>
        <table:table-row>
          <table:table-cell table:style-name="Tabelle4.A7" table:number-rows-spanned="7" office:value-type="string">
            <text:p text:style-name="P5">taskapp-ser/</text:p>
          </table:table-cell>
          <table:table-cell table:style-name="Tabelle4.B4" office:value-type="string">
            <text:p text:style-name="P5"/>
          </table:table-cell>
          <table:table-cell table:style-name="Tabelle4.B4" office:value-type="string">
            <text:p text:style-name="P5"/>
          </table:table-cell>
          <table:table-cell table:style-name="Tabelle4.D4" office:value-type="string">
            <text:p text:style-name="P5">Generated serialization code (created by bypsgen.jar)</text:p>
          </table:table-cell>
        </table:table-row>
        <table:table-row>
          <table:covered-table-cell/>
          <table:table-cell table:style-name="Tabelle4.B4" office:value-type="string">
            <text:p text:style-name="P4">src/</text:p>
          </table:table-cell>
          <table:table-cell table:style-name="Tabelle4.B4" office:value-type="string">
            <text:p text:style-name="P4"/>
          </table:table-cell>
          <table:table-cell table:style-name="Tabelle4.D4" office:value-type="string">
            <text:p text:style-name="P6">Generated Java source files</text:p>
          </table:table-cell>
        </table:table-row>
        <table:table-row>
          <table:covered-table-cell/>
          <table:table-cell table:style-name="Tabelle4.B4" office:value-type="string">
            <text:p text:style-name="P4">cs/</text:p>
          </table:table-cell>
          <table:table-cell table:style-name="Tabelle4.B4" office:value-type="string">
            <text:p text:style-name="P4"/>
          </table:table-cell>
          <table:table-cell table:style-name="Tabelle4.D4" office:value-type="string">
            <text:p text:style-name="P6">Generated C# source files</text:p>
          </table:table-cell>
        </table:table-row>
        <table:table-row>
          <table:covered-table-cell/>
          <table:table-cell table:style-name="Tabelle4.B4" table:number-rows-spanned="3" office:value-type="string">
            <text:p text:style-name="P4">cpp/</text:p>
          </table:table-cell>
          <table:table-cell table:style-name="Tabelle4.B4" office:value-type="string">
            <text:p text:style-name="P4"/>
          </table:table-cell>
          <table:table-cell table:style-name="Tabelle4.D4" office:value-type="string">
            <text:p text:style-name="P6">Generated C++ source files</text:p>
          </table:table-cell>
        </table:table-row>
        <table:table-row>
          <table:covered-table-cell/>
          <table:covered-table-cell/>
          <table:table-cell table:style-name="Tabelle4.B4" office:value-type="string">
            <text:p text:style-name="P4">src-api/</text:p>
          </table:table-cell>
          <table:table-cell table:style-name="Tabelle4.D4" office:value-type="string">
            <text:p text:style-name="P6">Generated C++ headers</text:p>
          </table:table-cell>
        </table:table-row>
        <table:table-row>
          <table:covered-table-cell/>
          <table:covered-table-cell/>
          <table:table-cell table:style-name="Tabelle4.B4" office:value-type="string">
            <text:p text:style-name="P4">src-impl/</text:p>
          </table:table-cell>
          <table:table-cell table:style-name="Tabelle4.D4" office:value-type="string">
            <text:p text:style-name="P6">Generated C++ source, implementation code, included once per project</text:p>
          </table:table-cell>
        </table:table-row>
        <table:table-row>
          <table:covered-table-cell/>
          <table:table-cell table:style-name="Tabelle4.B6" table:number-columns-spanned="3" office:value-type="string">
            <text:p text:style-name="P4">Project dependencies: <text:s/><text:span text:style-name="T1">taskapp-api</text:span></text:p>
          </table:table-cell>
          <table:covered-table-cell/>
          <table:covered-table-cell/>
        </table:table-row>
        <table:table-row>
          <table:table-cell table:style-name="Tabelle4.A7" table:number-rows-spanned="7" office:value-type="string">
            <text:p text:style-name="P5">taskapp-srv/</text:p>
          </table:table-cell>
          <table:table-cell table:style-name="Tabelle4.A7" office:value-type="string">
            <text:p text:style-name="P5"/>
          </table:table-cell>
          <table:table-cell table:style-name="Tabelle4.A7" office:value-type="string">
            <text:p text:style-name="P5"/>
          </table:table-cell>
          <table:table-cell table:style-name="Tabelle4.B6" office:value-type="string">
            <text:p text:style-name="P5">Java EE dynamic web project (server-side)</text:p>
          </table:table-cell>
        </table:table-row>
        <table:table-row>
          <table:covered-table-cell/>
          <table:table-cell table:style-name="Tabelle4.B2" office:value-type="string">
            <text:p text:style-name="P4">src/</text:p>
          </table:table-cell>
          <table:table-cell table:style-name="Tabelle4.B2" office:value-type="string">
            <text:p text:style-name="P4"/>
          </table:table-cell>
          <table:table-cell table:style-name="Tabelle4.D2" office:value-type="string">
            <text:p text:style-name="P9">Server code</text:p>
          </table:table-cell>
        </table:table-row>
        <table:table-row>
          <table:covered-table-cell/>
          <table:table-cell table:style-name="Tabelle4.A7" table:number-rows-spanned="4" office:value-type="string">
            <text:p text:style-name="P4">WebContent/</text:p>
          </table:table-cell>
          <table:table-cell table:style-name="Tabelle4.A7" office:value-type="string">
            <text:p text:style-name="P4"/>
          </table:table-cell>
          <table:table-cell table:style-name="Tabelle4.B6" office:value-type="string">
            <text:p text:style-name="P4"/>
          </table:table-cell>
        </table:table-row>
        <table:table-row>
          <table:covered-table-cell/>
          <table:covered-table-cell/>
          <table:table-cell table:style-name="Tabelle4.A7" office:value-type="string">
            <text:p text:style-name="P4">byps.js</text:p>
          </table:table-cell>
          <table:table-cell table:style-name="Tabelle4.B6" office:value-type="string">
            <text:p text:style-name="P4">BYPS JavaScript library</text:p>
          </table:table-cell>
        </table:table-row>
        <table:table-row>
          <table:covered-table-cell/>
          <table:covered-table-cell/>
          <table:table-cell table:style-name="Tabelle4.A7" office:value-type="string">
            <text:p text:style-name="P4">json2.js</text:p>
          </table:table-cell>
          <table:table-cell table:style-name="Tabelle4.B6" office:value-type="string">
            <text:p text:style-name="P4">JSON library</text:p>
          </table:table-cell>
        </table:table-row>
        <table:table-row>
          <table:covered-table-cell/>
          <table:covered-table-cell/>
          <table:table-cell table:style-name="Tabelle4.B4" office:value-type="string">
            <text:p text:style-name="P4">myapp.js</text:p>
          </table:table-cell>
          <table:table-cell table:style-name="Tabelle4.D4" office:value-type="string">
            <text:p text:style-name="P20">Generated serialization code.</text:p>
          </table:table-cell>
        </table:table-row>
        <table:table-row>
          <table:covered-table-cell/>
          <table:table-cell table:style-name="Tabelle4.B6" table:number-columns-spanned="3" office:value-type="string">
            <text:p text:style-name="P4">Project dependencies: <text:span text:style-name="T1">taskapp-api, taskapp-ser</text:span></text:p>
          </table:table-cell>
          <table:covered-table-cell/>
          <table:covered-table-cell/>
        </table:table-row>
        <table:table-row>
          <table:table-cell table:style-name="Tabelle4.A7" table:number-rows-spanned="3" office:value-type="string">
            <text:p text:style-name="P5">taskapp-client/</text:p>
          </table:table-cell>
          <table:table-cell table:style-name="Tabelle4.A7" office:value-type="string">
            <text:p text:style-name="P5"/>
          </table:table-cell>
          <table:table-cell table:style-name="Tabelle4.A7" office:value-type="string">
            <text:p text:style-name="P5"/>
          </table:table-cell>
          <table:table-cell table:style-name="Tabelle4.B6" office:value-type="string">
            <text:p text:style-name="P7">Java client project (optional)</text:p>
          </table:table-cell>
        </table:table-row>
        <table:table-row>
          <table:covered-table-cell/>
          <table:table-cell table:style-name="Tabelle4.B2" office:value-type="string">
            <text:p text:style-name="P4">src/</text:p>
          </table:table-cell>
          <table:table-cell table:style-name="Tabelle4.B2" office:value-type="string">
            <text:p text:style-name="P4"/>
          </table:table-cell>
          <table:table-cell table:style-name="Tabelle4.D2" office:value-type="string">
            <text:p text:style-name="P6">Client code</text:p>
          </table:table-cell>
        </table:table-row>
        <table:table-row>
          <table:covered-table-cell/>
          <table:table-cell table:style-name="Tabelle4.B6" table:number-columns-spanned="3" office:value-type="string">
            <text:p text:style-name="P4">Project dependencies: <text:span text:style-name="T1">myapp-api, myapi-ser</text:span></text:p>
          </table:table-cell>
          <table:covered-table-cell/>
          <table:covered-table-cell/>
        </table:table-row>
        <table:table-row>
          <table:table-cell table:style-name="Tabelle4.A7" table:number-rows-spanned="3" office:value-type="string">
            <text:p text:style-name="P5">taskapp-client-cpp/</text:p>
          </table:table-cell>
          <table:table-cell table:style-name="Tabelle4.A7" office:value-type="string">
            <text:p text:style-name="P5"/>
          </table:table-cell>
          <table:table-cell table:style-name="Tabelle4.A7" office:value-type="string">
            <text:p text:style-name="P5"/>
          </table:table-cell>
          <table:table-cell table:style-name="Tabelle4.D24" office:value-type="string">
            <text:p text:style-name="P19">C++ client project (optional)</text:p>
          </table:table-cell>
        </table:table-row>
        <table:table-row>
          <table:covered-table-cell/>
          <table:table-cell table:style-name="Tabelle4.B2" office:value-type="string">
            <text:p text:style-name="P4">(arbitrary)</text:p>
          </table:table-cell>
          <table:table-cell table:style-name="Tabelle4.B2" office:value-type="string">
            <text:p text:style-name="P4"/>
          </table:table-cell>
          <table:table-cell table:style-name="Tabelle4.D2" office:value-type="string">
            <text:p text:style-name="P6">Client code</text:p>
          </table:table-cell>
        </table:table-row>
        <table:table-row>
          <table:covered-table-cell/>
          <table:table-cell table:style-name="Tabelle4.B6" table:number-columns-spanned="3" office:value-type="string">
            <text:p text:style-name="P4">Project dependencies: <text:span text:style-name="T1">taskapp-ser/cpp/src-api/*.*, taskapp-ser/cpp/src-impl/*.*</text:span></text:p>
          </table:table-cell>
          <table:covered-table-cell/>
          <table:covered-table-cell/>
        </table:table-row>
        <table:table-row>
          <table:table-cell table:style-name="Tabelle4.A7" table:number-rows-spanned="3" office:value-type="string">
            <text:p text:style-name="P5">taskapp-client-cs/</text:p>
          </table:table-cell>
          <table:table-cell table:style-name="Tabelle4.A7" office:value-type="string">
            <text:p text:style-name="P5"/>
          </table:table-cell>
          <table:table-cell table:style-name="Tabelle4.C27" office:value-type="string">
            <text:p text:style-name="P5"/>
          </table:table-cell>
          <table:table-cell table:style-name="Tabelle4.D24" office:value-type="string">
            <text:p text:style-name="P19">C# client project (optional)</text:p>
          </table:table-cell>
        </table:table-row>
        <table:table-row>
          <table:covered-table-cell/>
          <table:table-cell table:style-name="Tabelle4.B2" office:value-type="string">
            <text:p text:style-name="P4">(arbitrary)</text:p>
          </table:table-cell>
          <table:table-cell table:style-name="Tabelle4.B2" office:value-type="string">
            <text:p text:style-name="P4"/>
          </table:table-cell>
          <table:table-cell table:style-name="Tabelle4.D2" office:value-type="string">
            <text:p text:style-name="P6">Client code</text:p>
          </table:table-cell>
        </table:table-row>
        <table:table-row>
          <table:covered-table-cell/>
          <table:table-cell table:style-name="Tabelle4.B6" table:number-columns-spanned="3" office:value-type="string">
            <text:p text:style-name="P4">Project dependencies: <text:span text:style-name="T1">taskapp-ser/cs/**/*.*</text:span></text:p>
          </table:table-cell>
          <table:covered-table-cell/>
          <table:covered-table-cell/>
        </table:table-row>
      </table:table>
      <text:p text:style-name="Table"><text:span text:style-name="T2">Tabelle</text:span> <text:sequence text:ref-name="refTable1" text:name="Table" text:formula="ooow:Table+1" style:num-format="1">2</text:sequence>: Recommended Project Directory Structure</text:p>
      <text:p text:style-name="P15"/>
      <text:p text:style-name="P15"/>
      <text:h text:style-name="P22" text:outline-level="2"><text:soft-page-break/>Required Tools and Libraries</text:h>
      <text:p text:style-name="Text_20_body"><text:span text:style-name="T2">The required libraries and C++ includes can be found in the file “byps-lib.zip” at </text:span><text:span text:style-name="T2"><text:bibliography-mark text:identifier="BYPS" text:bibliography-type="article" text:author="Wolfgang Imig" text:title="Binary Portable Serialization" text:url="https://github.com/wolfgangimig/byps">[BYPS]</text:bibliography-mark></text:span><text:span text:style-name="T2">. In order to download this file at GitHub, click on “byps-lib.zip” and then “View Raw”. Unpack this ZIP archive into an arbitrary directory, e.g. c:\lib\byps. This directory is in the following sections referred to as </text:span><text:span text:style-name="T2"><text:bibliography-mark text:identifier="LIBDIR" text:bibliography-type="article" text:author="Wolfgang Imig" text:title="Directory with BYPS libraries and C++ includes" text:url="https://github.com/wolfgangimig/byps/blob/master/byps-lib.zip">[LIBDIR]</text:bibliography-mark></text:span><text:span text:style-name="T2">.</text:span></text:p>
      <text:p text:style-name="P15"/>
      <text:h text:style-name="P36" text:outline-level="3">Java Development</text:h>
      <text:p text:style-name="P15">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5">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5"/>
      <text:h text:style-name="P36" text:outline-level="3">C# Development</text:h>
      <text:p text:style-name="P15">At least Microsoft Visual Studio 2012 Express is required. The .NET run-time must be 4.0 or newer.</text:p>
      <text:p text:style-name="P15">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36" text:outline-level="3">C++ Development</text:h>
      <text:p text:style-name="P15">Mircosoft Visual Studio 2012 Express or newer is required. The generated code uses C++11 language features (e.g. lambda expressions). </text:p>
      <text:p text:style-name="P15">Support for QT 5.0 is under development.</text:p>
      <text:p text:style-name="P15">The BYPS communication classes have to be added in source code to the target projects.</text:p>
      <text:h text:style-name="P36" text:outline-level="3">JavaScript Development</text:h>
      <text:p text:style-name="P15">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ext:soft-page-break/>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p text:style-name="P2"/>
      <text:h text:style-name="P23"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21">BYPS: Wolfgang Imig, Binary Portable Serialization, https://github.com/wolfgangimig/byps</text:p>
          <text:p text:style-name="P21">JDK: ORACLE, JDK, http://www.oracle.com/technetwork/java/javase/downloads/index.html</text:p>
          <text:p text:style-name="P21">ECLIPSE: Eclipse Foundation, Eclipse IDE for Java EE Developers, https://www.eclipse.org/downloads/</text:p>
          <text:p text:style-name="P21">TOMCAT: Apache Software Foundation, Apache Tomcat, http://tomcat.apache.org/download-70.cgi</text:p>
          <text:p text:style-name="P21">LIBDIR: Wolfgang Imig, Directory with BYPS libraries and C++ includes, https://github.com/wolfgangimig/byps/blob/master/byps-lib.zip</text:p>
          <text:p text:style-name="P21">JSON: Crockford, Java Script Object Notation, http://www.json.org/</text:p>
        </text:index-body>
      </text:bibliograph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3-23T20:15:21.25</dc:date>
    <meta:editing-duration>PT16H6M21S</meta:editing-duration>
    <meta:editing-cycles>46</meta:editing-cycles>
    <meta:generator>OpenOffice.org/3.4.1$Win32 OpenOffice.org_project/341m1$Build-9593</meta:generator>
    <meta:document-statistic meta:table-count="4" meta:image-count="27" meta:object-count="0" meta:page-count="22" meta:paragraph-count="405" meta:word-count="2924" meta:character-count="20493"/>
  </office:meta>
</office:document-meta>
</file>